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HintsPredicatesTests.shouldNotMatchUnregiste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ationHintsPredicatesTests.shouldMatchRegistered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ationHintsPredicatesTests.shouldMatchRegister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